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onaco" svg:font-family="Monaco, Consolas, 'Andale Mono', 'DejaVu Sans Mono', monospace"/>
    <style:font-face style:name="apple-system" svg:font-family="apple-system, BlinkMacSystemFont, 'Segoe UI', Roboto, 'Helvetica Neue', Arial, sans-serif, 'Apple Color Emoji', 'Segoe UI Emoji', 'Segoe UI Symbol'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paragraph-rsid="00266868" style:font-weight-asian="normal" style:font-weight-complex="normal"/>
    </style:style>
    <style:style style:name="P3" style:family="paragraph" style:parent-style-name="Standard">
      <style:text-properties fo:color="#000000"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44444" style:font-name="apple-system" fo:font-size="9.60000038146973pt" fo:letter-spacing="normal" fo:font-style="normal"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pple-system" fo:font-size="9.60000038146973pt" fo:letter-spacing="normal" fo:font-style="normal" fo:font-weight="normal" style:font-weight-asian="normal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pple-system" fo:font-size="9.60000038146973pt" fo:letter-spacing="normal" fo:font-style="normal" fo:font-weight="normal" officeooo:rsid="0023ab9f" style:font-weight-asian="normal" style:font-weight-complex="normal"/>
    </style:style>
    <style:style style:name="P7" style:family="paragraph" style:parent-style-name="Text_20_body">
      <style:paragraph-properties fo:margin-left="0cm" fo:margin-right="0cm" fo:margin-top="0cm" fo:margin-bottom="0.212cm" loext:contextual-spacing="false" fo:orphans="2" fo:widows="2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cm" fo:margin-bottom="0.212cm" loext:contextual-spacing="false" fo:orphans="2" fo:widows="2" fo:text-indent="0cm" style:auto-text-indent="false" fo:padding="0cm" fo:border="none"/>
      <style:text-properties fo:font-weight="normal" style:font-weight-asian="normal" style:font-weight-complex="normal"/>
    </style:style>
    <style:style style:name="P9" style:family="paragraph" style:parent-style-name="Standard">
      <style:text-properties fo:font-variant="normal" fo:text-transform="none" fo:color="#c9211e" style:font-name="Consolas" fo:font-size="8.39999961853027pt" fo:letter-spacing="normal" fo:font-style="normal" fo:font-weight="normal" officeooo:rsid="00365abb" officeooo:paragraph-rsid="003bd9de"/>
    </style:style>
    <style:style style:name="P10" style:family="paragraph" style:parent-style-name="Standard">
      <style:text-properties fo:font-variant="normal" fo:text-transform="none" fo:color="#333333" style:font-name="Consolas" fo:font-size="8.39999961853027pt" fo:letter-spacing="normal" fo:font-style="normal"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Consolas" fo:font-size="8.39999961853027pt" fo:letter-spacing="normal" fo:font-style="normal"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Consolas" fo:font-size="8.39999961853027pt" fo:letter-spacing="normal" fo:font-style="normal" fo:font-weight="bold" officeooo:paragraph-rsid="0037fe37" style:font-weight-asian="bold" style:font-weight-complex="bold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9211e" style:font-name="Consolas" fo:font-size="8.39999961853027pt" fo:letter-spacing="normal" fo:font-style="normal" fo:font-weight="normal" officeooo:rsid="00365abb" officeooo:paragraph-rsid="00365abb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9211e" style:font-name="Consolas" fo:font-size="8.39999961853027pt" fo:letter-spacing="normal" fo:font-style="normal" fo:font-weight="normal" officeooo:rsid="00365abb" officeooo:paragraph-rsid="0037fe37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37fe37"/>
    </style:style>
    <style:style style:name="P1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Consolas" fo:font-size="8.39999961853027pt" fo:letter-spacing="normal" fo:font-style="normal" fo:font-weight="bold" officeooo:paragraph-rsid="0037fe37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officeooo:rsid="0023ab9f"/>
    </style:style>
    <style:style style:name="T4" style:family="text">
      <style:text-properties fo:color="#000000" officeooo:rsid="0025952a"/>
    </style:style>
    <style:style style:name="T5" style:family="text">
      <style:text-properties fo:font-variant="normal" fo:text-transform="none" fo:color="#434343" style:font-name="Monaco" fo:font-size="9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434343" style:font-name="Monaco" fo:font-size="9pt" fo:letter-spacing="normal" fo:font-style="normal" loext:padding="0cm" loext:border="none"/>
    </style:style>
    <style:style style:name="T7" style:family="text">
      <style:text-properties fo:font-variant="normal" fo:text-transform="none" style:font-name="inherit" fo:font-style="normal" fo:font-weight="normal" fo:background-color="transparent" loext:char-shading-value="0" loext:padding="0cm" loext:border="none"/>
    </style:style>
    <style:style style:name="T8" style:family="text">
      <style:text-properties fo:font-variant="normal" fo:text-transform="none" style:font-name="inherit" fo:font-size="7.80000019073486pt" fo:font-style="normal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fo:color="#333333" style:font-name="Consolas" fo:font-size="8.39999961853027pt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333333" style:font-name="Consolas" fo:font-size="8.39999961853027pt" fo:letter-spacing="normal" fo:font-style="normal" fo:font-weight="bold" officeooo:rsid="0037fe37" style:font-weight-asian="bold" style:font-weight-complex="bold"/>
    </style:style>
    <style:style style:name="T11" style:family="text">
      <style:text-properties fo:font-variant="normal" fo:text-transform="none" fo:color="#333333" style:font-name="Consolas" fo:font-size="8.39999961853027pt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12" style:family="text">
      <style:text-properties officeooo:rsid="0037fe37"/>
    </style:style>
    <style:style style:name="T13" style:family="text">
      <style:text-properties officeooo:rsid="003ada34"/>
    </style:style>
    <style:style style:name="T14" style:family="text">
      <style:text-properties officeooo:rsid="003bd9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Если директория существует</text:p>
      <text:p text:style-name="P11">if [<text:span text:style-name="T13">[</text:span> -d "$DIRECTORY" ]<text:span text:style-name="T13">]</text:span>; then</text:p>
      <text:p text:style-name="P11">echo "$DIRECTORY does exist."</text:p>
      <text:p text:style-name="P11">fi</text:p>
      <text:p text:style-name="Standard"/>
      <text:p text:style-name="P14">Если директория <text:span text:style-name="T12">не </text:span>существует</text:p>
      <text:p text:style-name="P12">if [<text:span text:style-name="T13">[</text:span> ! -d "$DIRECTORY" <text:span text:style-name="T13">]</text:span>]; then</text:p>
      <text:p text:style-name="P15"><text:span text:style-name="T9">echo "$DIRECTORY </text:span><text:span text:style-name="T10">not </text:span><text:span text:style-name="T9">exist."</text:span></text:p>
      <text:p text:style-name="P16"><text:span text:style-name="Source_20_Text"><text:span text:style-name="T11">fi</text:span></text:span></text:p>
      <text:p text:style-name="Standard"/>
      <text:p text:style-name="P9">Создание папки и копирование <text:span text:style-name="T14">файла </text:span>в неё</text:p>
      <text:p text:style-name="P10">mkdir -p SDCARD_BOOT/BOOT/ &amp;&amp; cp u-boot/MLO "$_"</text:p>
      <text:p text:style-name="Standard"/>
      <text:p text:style-name="Standard"/>
      <text:p text:style-name="Standard">handywork &lt; data.in &gt; results.out 2&gt; err.msgs</text:p>
      <text:p text:style-name="Standard">handywork &lt; data.in &gt; results.out 2&gt;&amp;1</text:p>
      <text:p text:style-name="Standard">удобная сокращенная нотация: <text:s/><text:span text:style-name="T2">handywork &lt; data.in &amp;&gt; results.out</text:span></text:p>
      <text:p text:style-name="P3">handywork &lt; data.in &gt; /dev/null</text:p>
      <text:p text:style-name="P3"/>
      <text:p text:style-name="P8"><text:span text:style-name="Source_20_Text"><text:span text:style-name="T6">ls -la | tee вывод.txt</text:span></text:span></text:p>
      <text:p text:style-name="P7"><text:span text:style-name="Source_20_Text"><text:span text:style-name="T5">cat вывод.txt</text:span></text:span></text:p>
      <text:p text:style-name="P3">Используйте опцию -a команды tee , чтобы добавлять результаты в файл, а не</text:p>
      <text:p text:style-name="P3">переписывать его заново</text:p>
      <text:p text:style-name="P3">Например, чтобы запустить ping в фоновом режиме и перенаправить стандартный</text:p>
      <text:p text:style-name="P3">вывод в файл, используйте эту команду: </text:p>
      <text:p text:style-name="P3">ping 192.168.10.56 &gt; ping.log &amp;</text:p>
      <text:p text:style-name="P3">ping 192.168.10.56 &amp;&gt; ping.log &amp;</text:p>
      <text:p text:style-name="P3">Для получения списка задач, которые сейчас выполняются в фоновом режиме, можно использовать команду jobs :</text:p>
      <text:p text:style-name="P3">$ jobs</text:p>
      <text:p text:style-name="P1"><text:span text:style-name="T1">$ fg 1 <text:s text:c="5"/></text:span><text:span text:style-name="T4">(foregrownd )</text:span></text:p>
      <text:p text:style-name="P3">Если ваша задача сейчас выполняется в приоритетном режиме, для приостановки</text:p>
      <text:p text:style-name="P3">процесса можно нажать сочетание клавиш Ctrl + Z . Для продолжения работы в фо-</text:p>
      <text:p text:style-name="P2"><text:span text:style-name="T1">новом режиме введите команду bg <text:s text:c="2"/></text:span><text:span text:style-name="T4">(backgrownd)</text:span></text:p>
      <text:p text:style-name="P5">системное прерывание, используя Ctrl+c, чтобы завершить</text:p>
      <text:p text:style-name="P4"><text:span text:style-name="T1">системное прерывание, используя Ctrl+</text:span><text:span text:style-name="T3">z</text:span><text:span text:style-name="T1">, чтобы </text:span><text:span text:style-name="T3">остановить</text:span></text:p>
      <text:p text:style-name="P6"/>
      <text:p text:style-name="P6">Вы также можете использовать встроенную команду printf , которая позволяет</text:p>
      <text:p text:style-name="P6">добавить дополнительное форматирование:</text:p>
      <text:p text:style-name="P6">$ printf "Hello World\n"</text:p>
      <text:p text:style-name="P6"/>
      <text:p text:style-name="P6">Помните, что при использовании двойных кавычек (") любые замены, начинающиеся с $, все равно выполняются, а если значение находится внутри одинарных</text:p>
      <text:p text:style-name="P6">кавычек ('), никаких замен не будет.</text:p>
      <text:p text:style-name="P6"/>
      <text:p text:style-name="P6">В скрипте bash доступ к первому параметру, переданному в скрипт, можно получить с помощью $1 , ко второму — с $2 и т. д. $0 — это специальный параметр, который содержит имя скрипта, а $# возвращает общее количество параметров.</text:p>
      <text:p text:style-name="P6"/>
      <text:p text:style-name="P6">Пользовательский ввод можно получить в bash с помощью команды read</text:p>
      <text:p text:style-name="P6"/>
      <text:p text:style-name="P6">В двойных скобках воспроизводится числовая (C/Java/Python) логика повышенного</text:p>
      <text:p text:style-name="P6">уровня. Любое ненулевое значение считается истинным, и только ноль — обратное</text:p>
      <text:p text:style-name="P6">значение всем остальным операторам if в bash — ложным. Например:</text:p>
      <text:p text:style-name="P6">if (( $? )) ; then echo "previous command failed" ; fi</text:p>
      <text:p text:style-name="P6">сделает то, что вы хотите/ожидаете, — если предыдущая команда завершилась</text:p>
      <text:p text:style-name="P6">неудачно, то $? будет содержать ненулевое значение; внутри (( )) ненулевое</text:p>
      <text:p text:style-name="P6">значение будет истинным и ветвь then будет выполнена.</text:p>
      <text:p text:style-name="P6"/>
      <text:p text:style-name="P6"><text:soft-page-break/>Две команды также могут быть разделены символами &amp;&amp; или || . Если вы напишете</text:p>
      <text:p text:style-name="P6">cd $DIR &amp;&amp; ls , команда ls будет выполняться только в случае успешного выполне-</text:p>
      <text:p text:style-name="P6">ния команды cd . Аналогично, если вы введете cd $DIR || echo cd failed , сообщение</text:p>
      <text:p text:style-name="P6">будет напечатано только в случае сбоя команды cd .</text:p>
      <text:p text:style-name="P6"/>
      <text:p text:style-name="P6">переменные являются глобальными, если они не объявлены локально внутри функции</text:p>
      <text:p text:style-name="P6"/>
      <text:p text:style-name="P6">Классы символов указываются как [:ctrl:] , но в дополнительных квадратных</text:p>
      <text:p text:style-name="P6">скобках (поэтому у вас есть два набора скобок). Например, шаблон *[[:punct:]]jpg</text:p>
      <text:p text:style-name="P6">будет соответствовать любому имени файла, имеющему любое количество любых</text:p>
      <text:p text:style-name="P6">символов, за которыми следуют знаки пунктуации, а за ними — буквы jpg</text:p>
      <text:p text:style-name="P6"/>
      <text:p text:style-name="P6">Например, если ваш скрипт указывает на echo data &gt; /tmp/*.out , а в каталоге /tmp нет файла, заканчивающегося на .out , то оболочка в каталоге /tmp создаст файл с именем *.out . Удалите его следующим образом: rm /tmp/\*.out . Слеш служит для указания оболочке не использовать сопоставление с образцом по символу * .</text:p>
      <text:p text:style-name="P6"/>
      <text:p text:style-name="P6">Внутри кавычек (двойных или одинарных) не происходит сопоставления с шаблоном</text:p>
      <text:p text:style-name="P6"/>
      <text:p text:style-name="P6">Будьте осторожны при определении диапазона для цифр: он может быть от 0 до 9.</text:p>
      <text:p text:style-name="P6">Например, шаблон [1–475] не соответствует числам от 1 до 475; он соответствует</text:p>
      <text:p text:style-name="P6">любой из цифр (символов) в диапазоне 1–4, или символу 7, или символу 5.</text:p>
      <text:p text:style-name="P6"/>
      <text:p text:style-name="P6">Для извлечения IP-адреса (второе поле) используйте следующую команду:</text:p>
      <text:p text:style-name="P6">$ cut -d' ' -f2 cutfile.txt</text:p>
      <text:p text:style-name="P6"/>
      <text:p text:style-name="P6">Вы можете использовать команду sed для замены всех IP-адресов 10.0.4.35 на 10.0.4.27</text:p>
      <text:p text:style-name="P6">$ sed 's/10\.0\.4\.35/10.0.4.27/g' ips.txt</text:p>
      <text:p text:style-name="P6"/>
      <text:p text:style-name="P6">С помощью команды tr можно заменить все обратные слеши прямыми, а все двоеточия — вертикальными линиями:</text:p>
      <text:p text:style-name="P6">tr '\\:' '/|' &lt; infile.txt &gt; outfile.txt</text:p>
      <text:p text:style-name="P6"/>
      <text:p text:style-name="P6">с помощью команды sed вы можете преобразовать конец строки файлов из операционной системы Linux в конец строки для операционной системы Windows:</text:p>
      <text:p text:style-name="P6">$ sed -i 's/$/\r/' fileLinux.txt</text:p>
      <text:p text:style-name="P6">Параметр -i вносит изменения на месте и записывает их обратно во входной файл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onaco" svg:font-family="Monaco, Consolas, 'Andale Mono', 'DejaVu Sans Mono', monospace"/>
    <style:font-face style:name="apple-system" svg:font-family="apple-system, BlinkMacSystemFont, 'Segoe UI', Roboto, 'Helvetica Neue', Arial, sans-serif, 'Apple Color Emoji', 'Segoe UI Emoji', 'Segoe UI Symbol'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4T20:01:50.785654380</meta:creation-date>
    <meta:generator>LibreOffice/6.4.7.2$Linux_X86_64 LibreOffice_project/40$Build-2</meta:generator>
    <dc:date>2024-03-17T06:53:41.894468655</dc:date>
    <meta:editing-duration>PT13H46M2S</meta:editing-duration>
    <meta:editing-cycles>29</meta:editing-cycles>
    <meta:document-statistic meta:table-count="0" meta:image-count="0" meta:object-count="0" meta:page-count="2" meta:paragraph-count="67" meta:word-count="640" meta:character-count="4183" meta:non-whitespace-character-count="3596"/>
  </office:meta>
</office:document-meta>
</file>